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7cm" draw:marker-end-width="0.27cm" draw:fill-color="#000000" draw:textarea-horizontal-align="justify" draw:textarea-vertical-align="middle" draw:auto-grow-height="false" fo:min-height="0.726cm" fo:min-width="0cm" fo:padding-top="0.138cm" fo:padding-bottom="0.138cm" fo:padding-left="0.263cm" fo:padding-right="0.263cm"/>
    </style:style>
    <style:style style:name="gr2" style:family="graphic" style:parent-style-name="standard">
      <style:graphic-properties svg:stroke-width="0.028cm" svg:stroke-color="#000000" draw:marker-start-width="0.27cm" draw:marker-end-width="0.27cm" draw:fill="solid" draw:fill-color="#000000" draw:gradient-step-count="0" draw:textarea-vertical-align="middle" fo:padding-top="0.138cm" fo:padding-bottom="0.138cm" fo:padding-left="0.263cm" fo:padding-right="0.26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1cm" svg:x="0.3cm" svg:y="0.3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.634cm" svg:height="1.015cm" svg:x="0.7cm" svg:y="0.292cm" svg:viewBox="0 0 635 1016" draw:points="635,0 0,508 635,1016 500,51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1-01T18:53:02.066009650</dc:date>
    <meta:editing-duration>PT21H18M31S</meta:editing-duration>
    <meta:editing-cycles>51</meta:editing-cycles>
    <meta:generator>LibreOffice/5.4.3.2$Linux_X86_64 LibreOffice_project/40m0$Build-2</meta:generator>
    <meta:document-statistic meta:object-count="2"/>
  </office:meta>
</office:document-meta>
</file>